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08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66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363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6.349cm" svg:y="4.75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6.349cm" svg:y="5.90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679cm" svg:x="6.349cm" svg:y="7.16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679cm" svg:x="1.147cm" svg:y="0.71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1.147cm" svg:y="1.392cm">
            <text:p text:style-name="P3"><text:span text:style-name="T1">-</text:span><text:span text:style-name="T1"><text:tab/></text:span><text:span text:style-name="T1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679cm" svg:x="1.147cm" svg:y="2.6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4.5cm" svg:height="0.679cm" svg:x="11.418cm" svg:y="0.7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4.5cm" svg:height="1.255cm" svg:x="11.418cm" svg:y="1.418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4.5cm" svg:height="0.679cm" svg:x="11.418cm" svg:y="2.67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1" draw:text-style-name="P2" draw:layer="layout" svg:width="4.5cm" svg:height="0.679cm" svg:x="6.322cm" svg:y="0.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4.5cm" svg:height="1.255cm" svg:x="6.322cm" svg:y="1.419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4.5cm" svg:height="0.679cm" svg:x="6.322cm" svg:y="2.67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4" draw:text-style-name="P5" draw:layer="layout" svg:x1="10.599cm" svg:y1="4.756cm" svg:x2="13.668cm" svg:y2="3.352cm" draw:start-shape="id1" draw:start-glue-point="15" draw:end-shape="id2" draw:end-glue-point="2" svg:d="M10599 4756v-703h3069v-701" svg:viewBox="0 0 3070 1405">
          <text:p/>
        </draw:connector>
        <draw:connector draw:style-name="gr15" draw:text-style-name="P5" draw:layer="layout" svg:x1="8.599cm" svg:y1="4.755cm" svg:x2="8.572cm" svg:y2="3.353cm" draw:start-shape="id1" draw:start-glue-point="0" draw:end-shape="id3" draw:end-glue-point="2" svg:d="M8599 4755v-702h-27v-700" svg:viewBox="0 0 28 1403">
          <text:p/>
        </draw:connector>
        <draw:connector draw:style-name="gr16" draw:text-style-name="P5" draw:layer="layout" svg:x1="6.601cm" svg:y1="4.756cm" svg:x2="3.397cm" svg:y2="3.326cm" draw:start-shape="id1" draw:start-glue-point="4" draw:end-shape="id4" draw:end-glue-point="2" svg:d="M6601 4756v-716h-3204v-714" svg:viewBox="0 0 3205 1431">
          <text:p/>
        </draw:connector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7" draw:text-style-name="P2" draw:layer="layout" svg:width="7.756cm" svg:height="0.679cm" svg:x="7.626cm" svg:y="16.14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7.756cm" svg:height="1.255cm" svg:x="7.626cm" svg:y="16.821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4" draw:layer="layout" svg:width="7.756cm" svg:height="2.103cm" svg:x="7.626cm" svg:y="18.07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1"><text:tab/></text:span><text:span text:style-name="T2">updateApplicationRecord(resourceUri: string, secret: string)</text:span></text:p>
            <text:p text:style-name="P3"><text:span text:style-name="T2">+</text:span><text:span text:style-name="T2"><text:tab/></text:span><text:span text:style-name="T2">applicationExists(application: string, resource: string)</text:span></text:p>
            <text:p text:style-name="P3"><text:span text:style-name="T2">+</text:span><text:span text:style-name="T2"><text:tab/></text:span><text:span text:style-name="T2">verifySecret(resource: string, secre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0" draw:text-style-name="P2" draw:layer="layout" svg:width="5.862cm" svg:height="0.679cm" svg:x="18.081cm" svg:y="11.47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5.862cm" svg:height="1.255cm" svg:x="18.081cm" svg:y="12.154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" draw:layer="layout" svg:width="5.862cm" svg:height="1.391cm" svg:x="18.081cm" svg:y="13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1"><text:tab/></text:span><text:span text:style-name="T2">getCredentials(username: string)</text:span></text:p>
            <text:p text:style-name="P3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3" draw:text-style-name="P2" draw:layer="layout" svg:width="5.888cm" svg:height="0.679cm" svg:x="22.177cm" svg:y="4.37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5.888cm" svg:height="1.255cm" svg:x="22.177cm" svg:y="5.05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5.888cm" svg:height="0.917cm" svg:x="22.177cm" svg:y="6.30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2">+</text:span><text:span text:style-name="T2"><text:tab/></text:span><text:span text:style-name="T2">generateToken(application: string, resourc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6" draw:text-style-name="P2" draw:layer="layout" svg:width="6.018cm" svg:height="0.679cm" svg:x="17.561cm" svg:y="16.55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6.018cm" svg:height="1.255cm" svg:x="17.561cm" svg:y="17.234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6.018cm" svg:height="1.035cm" svg:x="17.561cm" svg:y="18.4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1"><text:tab/></text:span><text:span text:style-name="T2">getKey(username: string)</text:span></text:p>
            <text:p text:style-name="P3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9" draw:text-style-name="P2" draw:layer="layout" svg:width="5.121cm" svg:height="0.679cm" svg:x="0.415cm" svg:y="12.02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9" draw:layer="layout" svg:width="5.121cm" svg:height="1.255cm" svg:x="0.415cm" svg:y="12.707cm">
            <text:p text:style-name="P8"><text:span text:style-name="T2">-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5.121cm" svg:height="0.679cm" svg:x="0.415cm" svg:y="13.96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text:span text:style-name="T2">userExists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2" draw:text-style-name="P2" draw:layer="layout" svg:width="4.5cm" svg:height="0.679cm" svg:x="11.784cm" svg:y="6.16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9" draw:layer="layout" svg:width="4.5cm" svg:height="1.255cm" svg:x="11.784cm" svg:y="6.841cm">
            <text:p text:style-name="P8"><text:span text:style-name="T2">-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9" draw:layer="layout" svg:width="4.5cm" svg:height="0.561cm" svg:x="11.784cm" svg:y="8.09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5" draw:text-style-name="P2" draw:layer="layout" svg:width="9.027cm" svg:height="0.679cm" svg:x="6.977cm" svg:y="10.19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9.027cm" svg:height="1.572cm" svg:x="6.977cm" svg:y="10.873cm">
            <text:p text:style-name="P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9" draw:layer="layout" svg:width="9.027cm" svg:height="1.985cm" svg:x="6.977cm" svg:y="1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2"><text:tab/></text:span><text:span text:style-name="T2">compareCreds(u1: string, p1: string, u2: string, p2: string)</text:span></text:p>
            <text:p text:style-name="P8"><text:span text:style-name="T2">+</text:span><text:span text:style-name="T2"><text:tab/></text:span><text:span text:style-name="T2">generateOTP(username: string)</text:span></text:p>
            <text:p text:style-name="P8"><text:span text:style-name="T2">+</text:span><text:span text:style-name="T2"><text:tab/></text:span><text:span text:style-name="T2">generateSecret()</text:span></text:p>
            <text:p text:style-name="P8"><text:span text:style-name="T2">+</text:span><text:span text:style-name="T2"><text:tab/></text:span><text:span text:style-name="T2">generatePasswordSalt()</text:span></text:p>
            <text:p text:style-name="P8"><text:span text:style-name="T2">+</text:span><text:span text:style-name="T2"><text:tab/></text:span><text:span text:style-name="T2">generatePasswordHash(password: string, sal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8" draw:text-style-name="P2" draw:layer="layout" svg:width="4.5cm" svg:height="0.679cm" svg:x="1cm" svg:y="16.68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9" draw:layer="layout" svg:width="4.5cm" svg:height="1.255cm" svg:x="1cm" svg:y="17.365cm">
            <text:p text:style-name="P8"><text:span text:style-name="T2">-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9" draw:layer="layout" svg:width="4.5cm" svg:height="0.561cm" svg:x="1cm" svg:y="18.6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text-style-name="P10" draw:layer="layout" svg:x1="8.599cm" svg:y1="7.842cm" svg:x2="2.975cm" svg:y2="12.028cm" draw:start-shape="id1" draw:start-glue-point="2" draw:end-shape="id5" draw:end-glue-point="0" svg:d="M8599 7842v2092h-5624v2094" svg:viewBox="0 0 5625 4187">
          <text:p/>
        </draw:connector>
        <draw:connector draw:style-name="gr42" draw:text-style-name="P10" draw:layer="layout" svg:x1="5.536cm" svg:y1="13.334cm" svg:x2="6.977cm" svg:y2="12.312cm" draw:start-shape="id5" draw:start-glue-point="1" draw:end-shape="id6" draw:end-glue-point="3" svg:d="M5536 13334h720v-1022h721" svg:viewBox="0 0 1442 1023">
          <text:p/>
        </draw:connector>
        <draw:connector draw:style-name="gr43" draw:text-style-name="P10" draw:layer="layout" svg:x1="11.49cm" svg:y1="14.43cm" svg:x2="11.504cm" svg:y2="16.142cm" draw:start-shape="id6" draw:start-glue-point="2" draw:end-shape="id7" draw:end-glue-point="0" svg:d="M11490 14430v855h14v857" svg:viewBox="0 0 15 1713">
          <text:p/>
        </draw:connector>
        <draw:connector draw:style-name="gr44" draw:text-style-name="P10" draw:layer="layout" draw:line-skew="0.281cm" svg:x1="16.003cm" svg:y1="10.83cm" svg:x2="22.177cm" svg:y2="5.796cm" draw:start-shape="id6" draw:start-glue-point="13" draw:end-shape="id8" draw:end-glue-point="3" svg:d="M16003 10830h3368v-5034h2806" svg:viewBox="0 0 6175 5035">
          <text:p/>
        </draw:connector>
        <draw:connector draw:style-name="gr45" draw:text-style-name="P10" draw:layer="layout" svg:x1="16.004cm" svg:y1="12.312cm" svg:x2="18.081cm" svg:y2="13.137cm" draw:start-shape="id6" draw:start-glue-point="1" draw:end-shape="id9" draw:end-glue-point="3" svg:d="M16004 12312h1038v825h1039" svg:viewBox="0 0 2078 826">
          <text:p/>
        </draw:connector>
        <draw:connector draw:style-name="gr46" draw:text-style-name="P10" draw:layer="layout" svg:x1="16.003cm" svg:y1="13.886cm" svg:x2="17.561cm" svg:y2="18.039cm" draw:start-shape="id6" draw:start-glue-point="12" draw:end-shape="id10" draw:end-glue-point="3" svg:d="M16003 13886h779v4153h779" svg:viewBox="0 0 1559 4154">
          <text:p/>
        </draw:connector>
        <draw:connector draw:style-name="gr47" draw:text-style-name="P10" draw:layer="layout" svg:x1="11.49cm" svg:y1="10.194cm" svg:x2="14.034cm" svg:y2="8.657cm" draw:start-shape="id6" draw:start-glue-point="0" draw:end-shape="id11" draw:end-glue-point="2" svg:d="M11490 10194v-769h2544v-768" svg:viewBox="0 0 2545 1538">
          <text:p/>
        </draw:connector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8" draw:text-style-name="P2" draw:layer="layout" svg:width="4.5cm" svg:height="0.679cm" svg:x="24.941cm" svg:y="8.37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9" draw:layer="layout" svg:width="4.5cm" svg:height="1.255cm" svg:x="24.941cm" svg:y="9.05cm">
            <text:p text:style-name="P8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4" draw:layer="layout" svg:width="4.5cm" svg:height="0.679cm" svg:x="24.941cm" svg:y="10.30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1">+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1" draw:text-style-name="P2" draw:layer="layout" svg:width="4.5cm" svg:height="0.679cm" svg:x="17.807cm" svg:y="0.7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9" draw:layer="layout" svg:width="4.5cm" svg:height="1.255cm" svg:x="17.807cm" svg:y="1.418cm">
            <text:p text:style-name="P8"><text:span text:style-name="T2">-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9" draw:layer="layout" svg:width="4.5cm" svg:height="0.561cm" svg:x="17.807cm" svg:y="2.67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4" draw:text-style-name="P10" draw:layer="layout" svg:x1="23.579cm" svg:y1="18.039cm" svg:x2="24.811cm" svg:y2="16.486cm" draw:start-shape="id10" draw:start-glue-point="1" draw:end-shape="id12" draw:end-glue-point="3" svg:d="M23579 18039h616v-1553h616" svg:viewBox="0 0 1233 1554">
          <text:p/>
        </draw:connector>
        <draw:connector draw:style-name="gr55" draw:text-style-name="P10" draw:layer="layout" svg:x1="23.943cm" svg:y1="13.137cm" svg:x2="27.191cm" svg:y2="10.984cm" draw:start-shape="id9" draw:start-glue-point="1" draw:end-shape="id13" draw:end-glue-point="2" svg:d="M23943 13137h3248v-2153" svg:viewBox="0 0 3249 2154">
          <text:p/>
        </draw:connector>
        <draw:connector draw:style-name="gr56" draw:text-style-name="P10" draw:layer="layout" svg:x1="20.057cm" svg:y1="3.234cm" svg:x2="25.121cm" svg:y2="4.371cm" draw:start-shape="id14" draw:start-glue-point="2" draw:end-shape="id8" draw:end-glue-point="0" svg:d="M20057 3234v568h5064v569" svg:viewBox="0 0 5065 1138">
          <text:p/>
        </draw:connector>
        <draw:connector draw:style-name="gr57" draw:text-style-name="P10" draw:layer="layout" svg:x1="5.5cm" svg:y1="17.933cm" svg:x2="7.626cm" svg:y2="18.16cm" draw:start-shape="id15" draw:start-glue-point="1" draw:end-shape="id7" draw:end-glue-point="3" svg:d="M5500 17933h1063v227h1063" svg:viewBox="0 0 2127 228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8" draw:text-style-name="P12" draw:layer="layout" svg:width="4.5cm" svg:height="0.679cm" svg:x="24.811cm" svg:y="15.2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1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4" draw:layer="layout" svg:width="4.5cm" svg:height="1.255cm" svg:x="24.811cm" svg:y="15.918cm">
            <text:p text:style-name="P13"><text:span text:style-name="T1">-</text:span><text:span text:style-name="T1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9" draw:layer="layout" svg:width="4.5cm" svg:height="0.561cm" svg:x="24.811cm" svg:y="17.17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17:56:05.641004774</dc:date>
    <meta:editing-duration>PT50M35S</meta:editing-duration>
    <meta:editing-cycles>31</meta:editing-cycles>
    <meta:generator>LibreOffice/24.2.0.3$Linux_X86_64 LibreOffice_project/420$Build-3</meta:generator>
    <meta:document-statistic meta:object-count="74"/>
  </office:meta>
</office:document-meta>
</file>